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1"/>
        <table:table-row table:style-name="ro1">
          <table:table-cell table:style-name="ce1"/>
          <table:table-cell table:style-name="ce1" office:value-type="string" office:string-value="VCR" calcext:value-type="string">
            <text:p><text:s/>VCR </text:p>
          </table:table-cell>
          <table:table-cell table:style-name="ce1" office:value-type="string" office:string-value="MJH" calcext:value-type="string">
            <text:p><text:s/>MJH </text:p>
          </table:table-cell>
          <table:table-cell table:style-name="ce1" office:value-type="string" office:string-value="JAE" calcext:value-type="string">
            <text:p><text:s/>JAE </text:p>
          </table:table-cell>
          <table:table-cell table:style-name="ce1" office:value-type="string" office:string-value="GHA?" calcext:value-type="string">
            <text:p><text:s/>GHA? </text:p>
          </table:table-cell>
          <table:table-cell table:style-name="ce1" office:value-type="string" office:string-value="MFGR?" calcext:value-type="string">
            <text:p><text:s/>MFGR? </text:p>
          </table:table-cell>
          <table:table-cell table:number-columns-repeated="2"/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224158" calcext:value-type="float">
            <text:p><text:s/>0.224 <text:s text:c="3"/></text:p>
          </table:table-cell>
          <table:table-cell office:value-type="float" office:value="0.14825581" calcext:value-type="float">
            <text:p><text:s/>0.148 <text:s text:c="3"/></text:p>
          </table:table-cell>
          <table:table-cell office:value-type="float" office:value="0.033076075" calcext:value-type="float">
            <text:p><text:s/>0.033 <text:s text:c="3"/></text:p>
          </table:table-cell>
          <table:table-cell office:value-type="float" office:value="0.162854529" calcext:value-type="float">
            <text:p><text:s/>0.163 <text:s text:c="3"/></text:p>
          </table:table-cell>
          <table:table-cell/>
          <table:table-cell table:formula="of:=AVERAGE([.B2:.E2])" office:value-type="float" office:value="0.1420861035" calcext:value-type="float">
            <text:p><text:s/>0.142 <text:s text:c="3"/></text:p>
          </table:table-cell>
          <table:table-cell table:formula="of:=COM.MICROSOFT.STDEV.S([.B2:.E2])" office:value-type="float" office:value="0.0797671095224983" calcext:value-type="float">
            <text:p><text:s/>0.080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203252" calcext:value-type="float">
            <text:p><text:s/>0.203 <text:s text:c="3"/></text:p>
          </table:table-cell>
          <table:table-cell office:value-type="float" office:value="0.14050388" calcext:value-type="float">
            <text:p><text:s/>0.141 <text:s text:c="3"/></text:p>
          </table:table-cell>
          <table:table-cell office:value-type="float" office:value="0.027563396" calcext:value-type="float">
            <text:p><text:s/>0.028 <text:s text:c="3"/></text:p>
          </table:table-cell>
          <table:table-cell office:value-type="float" office:value="0.144556267" calcext:value-type="float">
            <text:p><text:s/>0.145 <text:s text:c="3"/></text:p>
          </table:table-cell>
          <table:table-cell/>
          <table:table-cell table:formula="of:=AVERAGE([.B3:.E3])" office:value-type="float" office:value="0.12896888575" calcext:value-type="float">
            <text:p><text:s/>0.129 <text:s text:c="3"/></text:p>
          </table:table-cell>
          <table:table-cell table:formula="of:=COM.MICROSOFT.STDEV.S([.B3:.E3])" office:value-type="float" office:value="0.0734326833698644" calcext:value-type="float">
            <text:p><text:s/>0.073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1962834" calcext:value-type="float">
            <text:p><text:s/>0.196 <text:s text:c="3"/></text:p>
          </table:table-cell>
          <table:table-cell office:value-type="float" office:value="0.14244186" calcext:value-type="float">
            <text:p><text:s/>0.142 <text:s text:c="3"/></text:p>
          </table:table-cell>
          <table:table-cell office:value-type="float" office:value="0.025358324" calcext:value-type="float">
            <text:p><text:s/>0.025 <text:s text:c="3"/></text:p>
          </table:table-cell>
          <table:table-cell office:value-type="float" office:value="0.099725526" calcext:value-type="float">
            <text:p><text:s/>0.100 <text:s text:c="3"/></text:p>
          </table:table-cell>
          <table:table-cell/>
          <table:table-cell table:formula="of:=AVERAGE([.B4:.E4])" office:value-type="float" office:value="0.1159522775" calcext:value-type="float">
            <text:p><text:s/>0.116 <text:s text:c="3"/></text:p>
          </table:table-cell>
          <table:table-cell table:formula="of:=COM.MICROSOFT.STDEV.S([.B4:.E4])" office:value-type="float" office:value="0.0721696129455632" calcext:value-type="float">
            <text:p><text:s/>0.072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2009292" calcext:value-type="float">
            <text:p><text:s/>0.201 <text:s text:c="3"/></text:p>
          </table:table-cell>
          <table:table-cell office:value-type="float" office:value="0.15213178" calcext:value-type="float">
            <text:p><text:s/>0.152 <text:s text:c="3"/></text:p>
          </table:table-cell>
          <table:table-cell office:value-type="float" office:value="0.033076075" calcext:value-type="float">
            <text:p><text:s/>0.033 <text:s text:c="3"/></text:p>
          </table:table-cell>
          <table:table-cell office:value-type="float" office:value="0.137236962" calcext:value-type="float">
            <text:p><text:s/>0.137 <text:s text:c="3"/></text:p>
          </table:table-cell>
          <table:table-cell/>
          <table:table-cell table:formula="of:=AVERAGE([.B5:.E5])" office:value-type="float" office:value="0.13084350425" calcext:value-type="float">
            <text:p><text:s/>0.131 <text:s text:c="3"/></text:p>
          </table:table-cell>
          <table:table-cell table:formula="of:=COM.MICROSOFT.STDEV.S([.B5:.E5])" office:value-type="float" office:value="0.070627053261774" calcext:value-type="float">
            <text:p><text:s/>0.071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.2218351" calcext:value-type="float">
            <text:p><text:s/>0.222 <text:s text:c="3"/></text:p>
          </table:table-cell>
          <table:table-cell office:value-type="float" office:value="0.1501938" calcext:value-type="float">
            <text:p><text:s/>0.150 <text:s text:c="3"/></text:p>
          </table:table-cell>
          <table:table-cell office:value-type="float" office:value="0.019845645" calcext:value-type="float">
            <text:p><text:s/>0.020 <text:s text:c="3"/></text:p>
          </table:table-cell>
          <table:table-cell office:value-type="float" office:value="0.134492223" calcext:value-type="float">
            <text:p><text:s/>0.134 <text:s text:c="3"/></text:p>
          </table:table-cell>
          <table:table-cell/>
          <table:table-cell table:formula="of:=AVERAGE([.B6:.E6])" office:value-type="float" office:value="0.131591692" calcext:value-type="float">
            <text:p><text:s/>0.132 <text:s text:c="3"/></text:p>
          </table:table-cell>
          <table:table-cell table:formula="of:=COM.MICROSOFT.STDEV.S([.B6:.E6])" office:value-type="float" office:value="0.0836371193703416" calcext:value-type="float">
            <text:p><text:s/>0.084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.1893148" calcext:value-type="float">
            <text:p><text:s/>0.189 <text:s text:c="3"/></text:p>
          </table:table-cell>
          <table:table-cell office:value-type="float" office:value="0.14728682" calcext:value-type="float">
            <text:p><text:s/>0.147 <text:s text:c="3"/></text:p>
          </table:table-cell>
          <table:table-cell office:value-type="float" office:value="0.033076075" calcext:value-type="float">
            <text:p><text:s/>0.033 <text:s text:c="3"/></text:p>
          </table:table-cell>
          <table:table-cell office:value-type="float" office:value="0.194876487" calcext:value-type="float">
            <text:p><text:s/>0.195 <text:s text:c="3"/></text:p>
          </table:table-cell>
          <table:table-cell/>
          <table:table-cell table:formula="of:=AVERAGE([.B7:.E7])" office:value-type="float" office:value="0.1411385455" calcext:value-type="float">
            <text:p><text:s/>0.141 <text:s text:c="3"/></text:p>
          </table:table-cell>
          <table:table-cell table:formula="of:=COM.MICROSOFT.STDEV.S([.B7:.E7])" office:value-type="float" office:value="0.0751088469360677" calcext:value-type="float">
            <text:p><text:s/>0.075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.1869919" calcext:value-type="float">
            <text:p><text:s/>0.187 <text:s text:c="3"/></text:p>
          </table:table-cell>
          <table:table-cell office:value-type="float" office:value="0.12984496" calcext:value-type="float">
            <text:p><text:s/>0.130 <text:s text:c="3"/></text:p>
          </table:table-cell>
          <table:table-cell office:value-type="float" office:value="0.015435502" calcext:value-type="float">
            <text:p><text:s/>0.015 <text:s text:c="3"/></text:p>
          </table:table-cell>
          <table:table-cell office:value-type="float" office:value="0.154620311" calcext:value-type="float">
            <text:p><text:s/>0.155 <text:s text:c="3"/></text:p>
          </table:table-cell>
          <table:table-cell/>
          <table:table-cell table:formula="of:=AVERAGE([.B8:.E8])" office:value-type="float" office:value="0.12172316825" calcext:value-type="float">
            <text:p><text:s/>0.122 <text:s text:c="3"/></text:p>
          </table:table-cell>
          <table:table-cell table:formula="of:=COM.MICROSOFT.STDEV.S([.B8:.E8])" office:value-type="float" office:value="0.0746218485509195" calcext:value-type="float">
            <text:p><text:s/>0.075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0.1916376" calcext:value-type="float">
            <text:p><text:s/>0.192 <text:s text:c="3"/></text:p>
          </table:table-cell>
          <table:table-cell office:value-type="float" office:value="0.07945736" calcext:value-type="float">
            <text:p><text:s/>0.079 <text:s text:c="3"/></text:p>
          </table:table-cell>
          <table:table-cell office:value-type="float" office:value="0.025358324" calcext:value-type="float">
            <text:p><text:s/>0.025 <text:s text:c="3"/></text:p>
          </table:table-cell>
          <table:table-cell office:value-type="float" office:value="0.113449222" calcext:value-type="float">
            <text:p><text:s/>0.113 <text:s text:c="3"/></text:p>
          </table:table-cell>
          <table:table-cell/>
          <table:table-cell table:formula="of:=AVERAGE([.B9:.E9])" office:value-type="float" office:value="0.1024756265" calcext:value-type="float">
            <text:p><text:s/>0.102 <text:s text:c="3"/></text:p>
          </table:table-cell>
          <table:table-cell table:formula="of:=COM.MICROSOFT.STDEV.S([.B9:.E9])" office:value-type="float" office:value="0.0696352311552944" calcext:value-type="float">
            <text:p><text:s/>0.070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.1823461" calcext:value-type="float">
            <text:p><text:s/>0.182 <text:s text:c="3"/></text:p>
          </table:table-cell>
          <table:table-cell office:value-type="float" office:value="0.08527132" calcext:value-type="float">
            <text:p><text:s/>0.085 <text:s text:c="3"/></text:p>
          </table:table-cell>
          <table:table-cell office:value-type="float" office:value="0.023153252" calcext:value-type="float">
            <text:p><text:s/>0.023 <text:s text:c="3"/></text:p>
          </table:table-cell>
          <table:table-cell office:value-type="float" office:value="0.106129918" calcext:value-type="float">
            <text:p><text:s/>0.106 <text:s text:c="3"/></text:p>
          </table:table-cell>
          <table:table-cell/>
          <table:table-cell table:formula="of:=AVERAGE([.B10:.E10])" office:value-type="float" office:value="0.0992251475" calcext:value-type="float">
            <text:p><text:s/>0.099 <text:s text:c="3"/></text:p>
          </table:table-cell>
          <table:table-cell table:formula="of:=COM.MICROSOFT.STDEV.S([.B10:.E10])" office:value-type="float" office:value="0.0656719401952554" calcext:value-type="float">
            <text:p><text:s/>0.066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.2102207" calcext:value-type="float">
            <text:p><text:s/>0.210 <text:s text:c="3"/></text:p>
          </table:table-cell>
          <table:table-cell office:value-type="float" office:value="0.14728682" calcext:value-type="float">
            <text:p><text:s/>0.147 <text:s text:c="3"/></text:p>
          </table:table-cell>
          <table:table-cell office:value-type="float" office:value="0.029768467" calcext:value-type="float">
            <text:p><text:s/>0.030 <text:s text:c="3"/></text:p>
          </table:table-cell>
          <table:table-cell office:value-type="float" office:value="0.142726441" calcext:value-type="float">
            <text:p><text:s/>0.143 <text:s text:c="3"/></text:p>
          </table:table-cell>
          <table:table-cell/>
          <table:table-cell table:formula="of:=AVERAGE([.B11:.E11])" office:value-type="float" office:value="0.132500607" calcext:value-type="float">
            <text:p><text:s/>0.133 <text:s text:c="3"/></text:p>
          </table:table-cell>
          <table:table-cell table:formula="of:=COM.MICROSOFT.STDEV.S([.B11:.E11])" office:value-type="float" office:value="0.07509439664135" calcext:value-type="float">
            <text:p><text:s/>0.075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2462253" calcext:value-type="float">
            <text:p><text:s/>0.246 <text:s text:c="3"/></text:p>
          </table:table-cell>
          <table:table-cell office:value-type="float" office:value="0.1879845" calcext:value-type="float">
            <text:p><text:s/>0.188 <text:s text:c="3"/></text:p>
          </table:table-cell>
          <table:table-cell office:value-type="float" office:value="0.018743109" calcext:value-type="float">
            <text:p><text:s/>0.019 <text:s text:c="3"/></text:p>
          </table:table-cell>
          <table:table-cell office:value-type="float" office:value="0.272644099" calcext:value-type="float">
            <text:p><text:s/>0.273 <text:s text:c="3"/></text:p>
          </table:table-cell>
          <table:table-cell/>
          <table:table-cell table:formula="of:=AVERAGE([.B12:.E12])" office:value-type="float" office:value="0.181399252" calcext:value-type="float">
            <text:p><text:s/>0.181 <text:s text:c="3"/></text:p>
          </table:table-cell>
          <table:table-cell table:formula="of:=COM.MICROSOFT.STDEV.S([.B12:.E12])" office:value-type="float" office:value="0.114059085492578" calcext:value-type="float">
            <text:p><text:s/>0.114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2078978" calcext:value-type="float">
            <text:p><text:s/>0.208 <text:s text:c="3"/></text:p>
          </table:table-cell>
          <table:table-cell office:value-type="float" office:value="0.18217054" calcext:value-type="float">
            <text:p><text:s/>0.182 <text:s text:c="3"/></text:p>
          </table:table-cell>
          <table:table-cell office:value-type="float" office:value="0.018743109" calcext:value-type="float">
            <text:p><text:s/>0.019 <text:s text:c="3"/></text:p>
          </table:table-cell>
          <table:table-cell office:value-type="float" office:value="0.228728271" calcext:value-type="float">
            <text:p><text:s/>0.229 <text:s text:c="3"/></text:p>
          </table:table-cell>
          <table:table-cell/>
          <table:table-cell table:formula="of:=AVERAGE([.B13:.E13])" office:value-type="float" office:value="0.15938493" calcext:value-type="float">
            <text:p><text:s/>0.159 <text:s text:c="3"/></text:p>
          </table:table-cell>
          <table:table-cell table:formula="of:=COM.MICROSOFT.STDEV.S([.B13:.E13])" office:value-type="float" office:value="0.0956753248125265" calcext:value-type="float">
            <text:p><text:s/>0.096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2102207" calcext:value-type="float">
            <text:p><text:s/>0.210 <text:s text:c="3"/></text:p>
          </table:table-cell>
          <table:table-cell office:value-type="float" office:value="0.13468992" calcext:value-type="float">
            <text:p><text:s/>0.135 <text:s text:c="3"/></text:p>
          </table:table-cell>
          <table:table-cell office:value-type="float" office:value="0.009922822" calcext:value-type="float">
            <text:p><text:s/>0.010 <text:s text:c="3"/></text:p>
          </table:table-cell>
          <table:table-cell office:value-type="float" office:value="0.265324794" calcext:value-type="float">
            <text:p><text:s/>0.265 <text:s text:c="3"/></text:p>
          </table:table-cell>
          <table:table-cell/>
          <table:table-cell table:formula="of:=AVERAGE([.B14:.E14])" office:value-type="float" office:value="0.155039559" calcext:value-type="float">
            <text:p><text:s/>0.155 <text:s text:c="3"/></text:p>
          </table:table-cell>
          <table:table-cell table:formula="of:=COM.MICROSOFT.STDEV.S([.B14:.E14])" office:value-type="float" office:value="0.110575414003332" calcext:value-type="float">
            <text:p><text:s/>0.111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213705" calcext:value-type="float">
            <text:p><text:s/>0.214 <text:s text:c="3"/></text:p>
          </table:table-cell>
          <table:table-cell office:value-type="float" office:value="0.1501938" calcext:value-type="float">
            <text:p><text:s/>0.150 <text:s text:c="3"/></text:p>
          </table:table-cell>
          <table:table-cell office:value-type="float" office:value="0.027563396" calcext:value-type="float">
            <text:p><text:s/>0.028 <text:s text:c="3"/></text:p>
          </table:table-cell>
          <table:table-cell office:value-type="float" office:value="0.235132662" calcext:value-type="float">
            <text:p><text:s/>0.235 <text:s text:c="3"/></text:p>
          </table:table-cell>
          <table:table-cell/>
          <table:table-cell table:formula="of:=AVERAGE([.B15:.E15])" office:value-type="float" office:value="0.1566487145" calcext:value-type="float">
            <text:p><text:s/>0.157 <text:s text:c="3"/></text:p>
          </table:table-cell>
          <table:table-cell table:formula="of:=COM.MICROSOFT.STDEV.S([.B15:.E15])" office:value-type="float" office:value="0.0933092262385112" calcext:value-type="float">
            <text:p><text:s/>0.093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1858304" calcext:value-type="float">
            <text:p><text:s/>0.186 <text:s text:c="3"/></text:p>
          </table:table-cell>
          <table:table-cell office:value-type="float" office:value="0.14147287" calcext:value-type="float">
            <text:p><text:s/>0.141 <text:s text:c="3"/></text:p>
          </table:table-cell>
          <table:table-cell office:value-type="float" office:value="0.015435502" calcext:value-type="float">
            <text:p><text:s/>0.015 <text:s text:c="3"/></text:p>
          </table:table-cell>
          <table:table-cell office:value-type="float" office:value="0.201280878" calcext:value-type="float">
            <text:p><text:s/>0.201 <text:s text:c="3"/></text:p>
          </table:table-cell>
          <table:table-cell/>
          <table:table-cell table:formula="of:=AVERAGE([.B16:.E16])" office:value-type="float" office:value="0.1360049125" calcext:value-type="float">
            <text:p><text:s/>0.136 <text:s text:c="3"/></text:p>
          </table:table-cell>
          <table:table-cell table:formula="of:=COM.MICROSOFT.STDEV.S([.B16:.E16])" office:value-type="float" office:value="0.0842820901973627" calcext:value-type="float">
            <text:p><text:s/>0.084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2218351" calcext:value-type="float">
            <text:p><text:s/>0.222 <text:s text:c="3"/></text:p>
          </table:table-cell>
          <table:table-cell office:value-type="float" office:value="0.16375969" calcext:value-type="float">
            <text:p><text:s/>0.164 <text:s text:c="3"/></text:p>
          </table:table-cell>
          <table:table-cell office:value-type="float" office:value="0.022050717" calcext:value-type="float">
            <text:p><text:s/>0.022 <text:s text:c="3"/></text:p>
          </table:table-cell>
          <table:table-cell office:value-type="float" office:value="0.217749314" calcext:value-type="float">
            <text:p><text:s/>0.218 <text:s text:c="3"/></text:p>
          </table:table-cell>
          <table:table-cell/>
          <table:table-cell table:formula="of:=AVERAGE([.B17:.E17])" office:value-type="float" office:value="0.15634870525" calcext:value-type="float">
            <text:p><text:s/>0.156 <text:s text:c="3"/></text:p>
          </table:table-cell>
          <table:table-cell table:formula="of:=COM.MICROSOFT.STDEV.S([.B17:.E17])" office:value-type="float" office:value="0.0933619747634358" calcext:value-type="float">
            <text:p><text:s/>0.093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224158" calcext:value-type="float">
            <text:p><text:s/>0.224 <text:s text:c="3"/></text:p>
          </table:table-cell>
          <table:table-cell office:value-type="float" office:value="0.13662791" calcext:value-type="float">
            <text:p><text:s/>0.137 <text:s text:c="3"/></text:p>
          </table:table-cell>
          <table:table-cell office:value-type="float" office:value="0.012127894" calcext:value-type="float">
            <text:p><text:s/>0.012 <text:s text:c="3"/></text:p>
          </table:table-cell>
          <table:table-cell office:value-type="float" office:value="0.174748399" calcext:value-type="float">
            <text:p><text:s/>0.175 <text:s text:c="3"/></text:p>
          </table:table-cell>
          <table:table-cell/>
          <table:table-cell table:formula="of:=AVERAGE([.B18:.E18])" office:value-type="float" office:value="0.13691555075" calcext:value-type="float">
            <text:p><text:s/>0.137 <text:s text:c="3"/></text:p>
          </table:table-cell>
          <table:table-cell table:formula="of:=COM.MICROSOFT.STDEV.S([.B18:.E18])" office:value-type="float" office:value="0.0905807399914633" calcext:value-type="float">
            <text:p><text:s/>0.091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2648084" calcext:value-type="float">
            <text:p><text:s/>0.265 <text:s text:c="3"/></text:p>
          </table:table-cell>
          <table:table-cell office:value-type="float" office:value="0.16666667" calcext:value-type="float">
            <text:p><text:s/>0.167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45196706" calcext:value-type="float">
            <text:p><text:s/>0.245 <text:s text:c="3"/></text:p>
          </table:table-cell>
          <table:table-cell/>
          <table:table-cell table:formula="of:=AVERAGE([.B19:.E19])" office:value-type="float" office:value="0.169167944" calcext:value-type="float">
            <text:p><text:s/>0.169 <text:s text:c="3"/></text:p>
          </table:table-cell>
          <table:table-cell table:formula="of:=COM.MICROSOFT.STDEV.S([.B19:.E19])" office:value-type="float" office:value="0.120487231860131" calcext:value-type="float">
            <text:p><text:s/>0.120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2706156" calcext:value-type="float">
            <text:p><text:s/>0.271 <text:s text:c="3"/></text:p>
          </table:table-cell>
          <table:table-cell office:value-type="float" office:value="0.16085271" calcext:value-type="float">
            <text:p><text:s/>0.161 <text:s text:c="3"/></text:p>
          </table:table-cell>
          <table:table-cell office:value-type="float" office:value="0.018743109" calcext:value-type="float">
            <text:p><text:s/>0.019 <text:s text:c="3"/></text:p>
          </table:table-cell>
          <table:table-cell office:value-type="float" office:value="0.199451052" calcext:value-type="float">
            <text:p><text:s/>0.199 <text:s text:c="3"/></text:p>
          </table:table-cell>
          <table:table-cell/>
          <table:table-cell table:formula="of:=AVERAGE([.B20:.E20])" office:value-type="float" office:value="0.16241561775" calcext:value-type="float">
            <text:p><text:s/>0.162 <text:s text:c="3"/></text:p>
          </table:table-cell>
          <table:table-cell table:formula="of:=COM.MICROSOFT.STDEV.S([.B20:.E20])" office:value-type="float" office:value="0.106023726904469" calcext:value-type="float">
            <text:p><text:s/>0.106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2810685" calcext:value-type="float">
            <text:p><text:s/>0.281 <text:s text:c="3"/></text:p>
          </table:table-cell>
          <table:table-cell office:value-type="float" office:value="0.23643411" calcext:value-type="float">
            <text:p><text:s/>0.236 <text:s text:c="3"/></text:p>
          </table:table-cell>
          <table:table-cell office:value-type="float" office:value="0.099228225" calcext:value-type="float">
            <text:p><text:s/>0.099 <text:s text:c="3"/></text:p>
          </table:table-cell>
          <table:table-cell office:value-type="float" office:value="0.262580055" calcext:value-type="float">
            <text:p><text:s/>0.263 <text:s text:c="3"/></text:p>
          </table:table-cell>
          <table:table-cell/>
          <table:table-cell table:formula="of:=AVERAGE([.B21:.E21])" office:value-type="float" office:value="0.2198277225" calcext:value-type="float">
            <text:p><text:s/>0.220 <text:s text:c="3"/></text:p>
          </table:table-cell>
          <table:table-cell table:formula="of:=COM.MICROSOFT.STDEV.S([.B21:.E21])" office:value-type="float" office:value="0.0824584858500481" calcext:value-type="float">
            <text:p><text:s/>0.082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2810685" calcext:value-type="float">
            <text:p><text:s/>0.281 <text:s text:c="3"/></text:p>
          </table:table-cell>
          <table:table-cell office:value-type="float" office:value="0.21899225" calcext:value-type="float">
            <text:p><text:s/>0.219 <text:s text:c="3"/></text:p>
          </table:table-cell>
          <table:table-cell office:value-type="float" office:value="0.074972437" calcext:value-type="float">
            <text:p><text:s/>0.075 <text:s text:c="3"/></text:p>
          </table:table-cell>
          <table:table-cell office:value-type="float" office:value="0.307410796" calcext:value-type="float">
            <text:p><text:s/>0.307 <text:s text:c="3"/></text:p>
          </table:table-cell>
          <table:table-cell/>
          <table:table-cell table:formula="of:=AVERAGE([.B22:.E22])" office:value-type="float" office:value="0.22061099575" calcext:value-type="float">
            <text:p><text:s/>0.221 <text:s text:c="3"/></text:p>
          </table:table-cell>
          <table:table-cell table:formula="of:=COM.MICROSOFT.STDEV.S([.B22:.E22])" office:value-type="float" office:value="0.103927098288751" calcext:value-type="float">
            <text:p><text:s/>0.104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1254355" calcext:value-type="float">
            <text:p><text:s/>0.125 <text:s text:c="3"/></text:p>
          </table:table-cell>
          <table:table-cell office:value-type="float" office:value="0.07073643" calcext:value-type="float">
            <text:p><text:s/>0.071 <text:s text:c="3"/></text:p>
          </table:table-cell>
          <table:table-cell office:value-type="float" office:value="0.006615215" calcext:value-type="float">
            <text:p><text:s/>0.007 <text:s text:c="3"/></text:p>
          </table:table-cell>
          <table:table-cell office:value-type="float" office:value="0.001829826" calcext:value-type="float">
            <text:p><text:s/>0.002 <text:s text:c="3"/></text:p>
          </table:table-cell>
          <table:table-cell/>
          <table:table-cell table:formula="of:=AVERAGE([.B23:.E23])" office:value-type="float" office:value="0.05115424275" calcext:value-type="float">
            <text:p><text:s/>0.051 <text:s text:c="3"/></text:p>
          </table:table-cell>
          <table:table-cell table:formula="of:=COM.MICROSOFT.STDEV.S([.B23:.E23])" office:value-type="float" office:value="0.058645233727268" calcext:value-type="float">
            <text:p><text:s/>0.059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2:55:43.632684887</meta:creation-date>
    <dc:date>2017-03-29T02:56:07.246440476</dc:date>
    <meta:editing-duration>PT24S</meta:editing-duration>
    <meta:editing-cycles>1</meta:editing-cycles>
    <meta:document-statistic meta:table-count="1" meta:cell-count="159" meta:object-count="0"/>
    <meta:generator>LibreOffice/5.1.6.2$Linux_x86 LibreOffice_project/10m0$Build-2</meta:generator>
  </office:meta>
</office:document-meta>
</file>